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style:text-properties style:font-name="DejaVu Sans Mono" fo:font-weight="normal" style:font-weight-asian="normal" style:font-weight-complex="normal"/>
    </style:style>
    <style:style style:name="P2" style:family="paragraph" style:parent-style-name="Text_20_body">
      <style:paragraph-properties fo:margin-top="0cm" fo:margin-bottom="0cm"/>
      <style:text-properties style:font-name="DejaVu Sans Mono" fo:font-size="11pt" fo:font-weight="normal" style:font-size-asian="11pt" style:font-weight-asian="normal" style:font-size-complex="11pt" style:font-weight-complex="normal"/>
    </style:style>
    <style:style style:name="P3" style:family="paragraph" style:parent-style-name="Text_20_body">
      <style:paragraph-properties fo:margin-top="0cm" fo:margin-bottom="0cm"/>
      <style:text-properties style:font-name="DejaVu Sans Mono" fo:font-size="10.5pt" fo:font-weight="normal" style:font-size-asian="10.5pt" style:font-weight-asian="normal" style:font-size-complex="10.5pt" style:font-weight-complex="normal"/>
    </style:style>
    <style:style style:name="P4" style:family="paragraph" style:parent-style-name="Text_20_body">
      <style:paragraph-properties fo:margin-top="0cm" fo:margin-bottom="0cm"/>
      <style:text-properties style:font-name="Times New Roman" fo:font-weight="normal" style:font-weight-asian="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margin-top="0cm" fo:margin-bottom="0cm"/>
      <style:text-properties style:font-name="Times New Roman" fo:font-weight="normal" style:font-weight-asian="normal" style:font-weight-complex="normal"/>
    </style:style>
    <style:style style:name="P7" style:family="paragraph" style:parent-style-name="Text_20_body">
      <style:paragraph-properties fo:margin-top="0cm" fo:margin-bottom="0cm"/>
      <style:text-properties style:font-name="DejaVu Sans Mono" fo:font-size="10.5pt" fo:font-weight="normal" style:font-size-asian="10.5pt" style:font-weight-asian="normal" style:font-size-complex="10.5pt" style:font-weight-complex="normal"/>
    </style:style>
    <style:style style:name="T1" style:family="text">
      <style:text-properties fo:font-weight="bold" style:font-weight-asian="bold" style:font-weight-complex="bold"/>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stausraportti</text:h>
      <text:p text:style-name="Text_20_body">Tähän asiakirjaan on dokumentoitu algoritmien tehokkuusvertailua. Kirjattuna on kulloinkin käytetty kartta ja kunkin algoritmin kyseisellä kartalla käyttämä aika.</text:p>
      <text:p text:style-name="Text_20_body">Kartan koko: 18688 solmua</text:p>
      <text:p text:style-name="Text_20_body">Dijkstra: 1493ms</text:p>
      <text:p text:style-name="Text_20_body">A*: 3695ms</text:p>
      <text:p text:style-name="Text_20_body">Bellman-Ford: 16271ms</text:p>
      <text:h text:style-name="Heading_20_2" text:outline-level="2">Testi 1: Algoritmien tehokkuus suhteessa kartan solmujen lukumäärään</text:h>
      <text:p text:style-name="Text_20_body">Ensimmäisenä testinä testasin yksinkertaisesti karttojen koon kasvattamisen vaikutusta algoritmien tehokkuuteen. Jotta nimenomaan kartan koko vaikuttaisi algoritmien tehokkuuteen, pidin suuremmat kartat mahdollisimman yksinkertaisina (ks. alempaa testeissä käytetyt kartat). Näillä yksinkertaisilla kartoilla tulokset olivat varsin odotusten mukaisia: koon kasvaessa Bellman-Fordin tehokkuus laski varsin dramaattisesti verrattuna A*:n ja Dijkstran algoritmien vastaaviin, jotka taas pysyivät testien aikana varsin samana.</text:p>
      <text:p text:style-name="P5"><draw:frame draw:style-name="fr1" draw:name="Objekti1" text:anchor-type="paragraph" svg:width="17.787cm" svg:height="13.31cm" draw:z-index="0"><draw:object xlink:href="./Object 1" xlink:type="simple" xlink:show="embed" xlink:actuate="onLoad"/><draw:image xlink:href="./ObjectReplacements/Object 1" xlink:type="simple" xlink:show="embed" xlink:actuate="onLoad"/></draw:frame></text:p>
      <text:h text:style-name="Heading_20_2" text:outline-level="2">Testi 2: Algoritmien tehokkuus suhteessa käytävien lukumäärään</text:h>
      <text:p text:style-name="Text_20_body">Ehkä hieman mielenkiintoisempia tuloksia tarjosivat testit, joissa käytin samankokoisia karttoja, mutta lisäsin kartan käytävien lukumäärää. Bellman-Fordin algoritmi käyttäytyi odotusten mukaisesti, eli sen tehokkuus pysyi kaikilla kartoilla melko samana. Tämä on tietysti varsin loogista, sehän yksinkertaisesti käy kaikki kartan solmut läpi useita kertoja jolloin solmujen <text:soft-page-break/>”sisällöllä” ei pitäisikään olla merkitystä.</text:p>
      <text:p text:style-name="Text_20_body">Hieman odotusten vastaisesti karttojen muuttuessa monimutkaisemmiksi alkoi A*-algoritmin tehokkuus pudota varsin huomattavasti, ja monimutkaisemmilla kartoilla Dijkstra olikin algoritmeista jo selvästi tehokkaampi. Tämä yllättävä seikka vaatii hieman jatkotutkimuksia, joten päivitän tätä dokumenttia mikäli uutta ilmenee.</text:p>
      <text:h text:style-name="Heading_20_2" text:outline-level="2"><draw:frame draw:style-name="fr2" draw:name="Objekti2" text:anchor-type="paragraph" svg:x="0.048cm" svg:y="0.279cm" svg:width="16.417cm" svg:height="13.922cm" draw:z-index="1"><draw:object xlink:href="./Object 2" xlink:type="simple" xlink:show="embed" xlink:actuate="onLoad"/><draw:image xlink:href="./ObjectReplacements/Object 2" xlink:type="simple" xlink:show="embed" xlink:actuate="onLoad"/></draw:frame>Testeissä käytetyt kartat</text:h>
      <text:p text:style-name="P1">............</text:p>
      <text:p text:style-name="P1">#...........</text:p>
      <text:p text:style-name="P1">..#########.</text:p>
      <text:p text:style-name="P1">..##########</text:p>
      <text:p text:style-name="P1">.........###</text:p>
      <text:p text:style-name="P1">######....##</text:p>
      <text:p text:style-name="P1">........####</text:p>
      <text:p text:style-name="P1">.###########</text:p>
      <text:p text:style-name="P1">............</text:p>
      <text:p text:style-name="P4">Kartan koko: 108 solmua</text:p>
      <text:p text:style-name="P4">Dijkstra: 2ms</text:p>
      <text:p text:style-name="P4">A*: 1ms</text:p>
      <text:p text:style-name="P4">Bellman-Ford: 1ms</text:p>
      <text:p text:style-name="P4"/>
      <text:p text:style-name="P4"/>
      <text:p text:style-name="P1">.#######################################</text:p>
      <text:p text:style-name="P1"><text:soft-page-break/>.#######################################</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4">Kartan koko: 560 solmua</text:p>
      <text:p text:style-name="P4">Dijkstra: 10ms</text:p>
      <text:p text:style-name="P4">A*: 2ms</text:p>
      <text:p text:style-name="P4">Bellman-Ford: 22ms</text:p>
      <text:p text:style-name="P4"/>
      <text:p text:style-name="P4"/>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4">Kartan koko: 560 solmua</text:p>
      <text:p text:style-name="P4">Dijkstra: 9ms</text:p>
      <text:p text:style-name="P4">A*: 4ms</text:p>
      <text:p text:style-name="P4">Bellman-Ford: 27ms</text:p>
      <text:p text:style-name="P4"/>
      <text:p text:style-name="P4"/>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soft-page-break/>####.############################.######...............########</text:p>
      <text:p text:style-name="P1">####.############################.######.#############.########</text:p>
      <text:p text:style-name="P1">####.############################.######.#############.########</text:p>
      <text:p text:style-name="P1">####.############################........#############.########</text:p>
      <text:p text:style-name="P1">####.#################################################.########</text:p>
      <text:p text:style-name="P1">####.#################################################.########</text:p>
      <text:p text:style-name="P1">####.#################################################.########</text:p>
      <text:p text:style-name="P1">####.#################################################.########</text:p>
      <text:p text:style-name="P1">####.###################################.......................</text:p>
      <text:p text:style-name="P4">Kartan koko: 1386 solmua</text:p>
      <text:p text:style-name="P4">Dijkstra: 24ms</text:p>
      <text:p text:style-name="P4">A*: 12ms</text:p>
      <text:p text:style-name="P4">Bellman-Ford: 110ms</text:p>
      <text:p text:style-name="P4"/>
      <text:p text:style-name="P4"/>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2">####.###################################..............................</text:p>
      <text:p text:style-name="P4">Kartan koko: 1820 solmua</text:p>
      <text:p text:style-name="P4">Dijkstra: 35ms</text:p>
      <text:p text:style-name="P4">A*: 40ms</text:p>
      <text:p text:style-name="P4">Bellman-Ford: 145ms</text:p>
      <text:p text:style-name="P4"/>
      <text:p text:style-name="P4"/>
      <text:p text:style-name="P1">.############</text:p>
      <text:p text:style-name="P1">.############</text:p>
      <text:p text:style-name="P1">.############</text:p>
      <text:p text:style-name="P1">.############</text:p>
      <text:p text:style-name="P1">.############</text:p>
      <text:p text:style-name="P1">.############</text:p>
      <text:p text:style-name="P1">.############</text:p>
      <text:p text:style-name="P1"><text:soft-page-break/>.############</text:p>
      <text:p text:style-name="P1">.............</text:p>
      <text:p text:style-name="P4">Kartan koko: 117 solmua</text:p>
      <text:p text:style-name="P4">Dijkstra: 2ms</text:p>
      <text:p text:style-name="P4">A*: 0ms</text:p>
      <text:p text:style-name="P4">Bellman-Ford: 2ms</text:p>
      <text:p text:style-name="P4"/>
      <text:p text:style-name="P4"/>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4">Kartan koko: 252 solmua</text:p>
      <text:p text:style-name="P4">Dijkstra: 3ms</text:p>
      <text:p text:style-name="P4">A*: 0ms</text:p>
      <text:p text:style-name="P4">Bellman-Ford: 5ms</text:p>
      <text:p text:style-name="P4"/>
      <text:p text:style-name="P4"/>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4">Kartan koko: 437 solmua</text:p>
      <text:p text:style-name="P4">Dijkstra: 5ms</text:p>
      <text:p text:style-name="P4">A*: 0ms</text:p>
      <text:p text:style-name="P4">Bellman-Ford: 10ms</text:p>
      <text:p text:style-name="P4"/>
      <text:p text:style-name="P4"><text:soft-page-break/></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4">Kartan koko: 672 solmua</text:p>
      <text:p text:style-name="P4">Dijkstra: 14ms</text:p>
      <text:p text:style-name="P4">A*: 1ms</text:p>
      <text:p text:style-name="P4">Bellman-Ford: 31ms</text:p>
      <text:p text:style-name="P4"/>
      <text:p text:style-name="P4"/>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soft-page-break/>.################################</text:p>
      <text:p text:style-name="P1">.################################</text:p>
      <text:p text:style-name="P1">.################################</text:p>
      <text:p text:style-name="P1">.################################</text:p>
      <text:p text:style-name="P1">.################################</text:p>
      <text:p text:style-name="P1">.################################</text:p>
      <text:p text:style-name="P1">.################################</text:p>
      <text:p text:style-name="P1">.................................</text:p>
      <text:p text:style-name="P4">Kartan koko: 957 solmua</text:p>
      <text:p text:style-name="P4">Dijkstra: 12ms</text:p>
      <text:p text:style-name="P4">A*: 3ms</text:p>
      <text:p text:style-name="P4">Bellman-Ford: 43ms</text:p>
      <text:p text:style-name="P4"/>
      <text:p text:style-name="P4"/>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soft-page-break/>.####################################################</text:p>
      <text:p text:style-name="P1">.####################################################</text:p>
      <text:p text:style-name="P1">.####################################################</text:p>
      <text:p text:style-name="P1">.####################################################</text:p>
      <text:p text:style-name="P1">.####################################################</text:p>
      <text:p text:style-name="P1">.....................................................</text:p>
      <text:p text:style-name="P4">Kartan koko: 2332 solmua</text:p>
      <text:p text:style-name="P4">Dijkstra: 28ms</text:p>
      <text:p text:style-name="P4">A*: 7ms</text:p>
      <text:p text:style-name="P4">Bellman-Ford: 240ms</text:p>
      <text:p text:style-name="P4"/>
      <text:p text:style-name="P4"/>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soft-page-break/>.########################################################################</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4">Kartan koko: 4672 solmua</text:p>
      <text:p text:style-name="P4">Dijkstra: 94ms</text:p>
      <text:p text:style-name="P4">A*: 17ms</text:p>
      <text:p text:style-name="P4">Bellman-Ford: 1037ms</text:p>
      <text:p text:style-name="P4"/>
      <text:h text:style-name="Heading_20_3" text:outline-level="3">Käytävien lukumäärävaihtelu</text:h>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soft-page-break/>.########################################################################</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4">Kartan koko: 4672 solmua</text:p>
      <text:p text:style-name="P4">Dijkstra: 107ms</text:p>
      <text:p text:style-name="P4">A*: 35ms</text:p>
      <text:p text:style-name="P4">Bellman-Ford: 973ms</text:p>
      <text:p text:style-name="P4"/>
      <text:p text:style-name="P4"/>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soft-page-break/>.########################################################################</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4">Kartan koko: 4672 solmua</text:p>
      <text:p text:style-name="P4">Dijkstra: 102ms</text:p>
      <text:p text:style-name="P4">A*: 33ms</text:p>
      <text:p text:style-name="P4">Bellman-Ford: 962ms</text:p>
      <text:p text:style-name="P4"/>
      <text:p text:style-name="P4"/>
      <text:p text:style-name="P3">.........................................................................</text:p>
      <text:p text:style-name="P3">.########################################################################</text:p>
      <text:p text:style-name="P3">.........................................................................</text:p>
      <text:p text:style-name="P3">.########################################################################</text:p>
      <text:p text:style-name="P3">.........................................................................</text:p>
      <text:p text:style-name="P3">.########################################################################</text:p>
      <text:p text:style-name="P3">.........................................................................</text:p>
      <text:p text:style-name="P3">.########################################################################</text:p>
      <text:p text:style-name="P3"><text:soft-page-break/>.........................................................................</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4">Kartan koko: 4672 solmua</text:p>
      <text:p text:style-name="P4">Dijkstra: 91ms</text:p>
      <text:p text:style-name="P4">A*: 57ms</text:p>
      <text:p text:style-name="P4"><text:soft-page-break/>Bellman-Ford: 1063ms</text:p>
      <text:p text:style-name="P4"/>
      <text:p text:style-name="P4"/>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soft-page-break/>.########################################################################</text:p>
      <text:p text:style-name="P3">.########################################################################</text:p>
      <text:p text:style-name="P3">.########################################################################</text:p>
      <text:p text:style-name="P3">.########################################################################</text:p>
      <text:p text:style-name="P3">.########################################################################</text:p>
      <text:p text:style-name="P3">.########################################################################</text:p>
      <text:p text:style-name="P3">.########################################################################</text:p>
      <text:p text:style-name="P3">.........................................................................</text:p>
      <text:p text:style-name="P4">Kartan koko: 4672 solmua</text:p>
      <text:p text:style-name="P4">Dijkstra: 88ms</text:p>
      <text:p text:style-name="P4">A*: 133ms</text:p>
      <text:p text:style-name="P4">Bellman-Ford: 1146ms</text:p>
      <text:p text:style-name="P4"/>
      <text:p text:style-name="P4"/>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soft-page-break/>.........................................................................</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4">Kartan koko: 4672 solmua</text:p>
      <text:p text:style-name="P4">Dijkstra: 108ms</text:p>
      <text:p text:style-name="P4">A*: 180ms</text:p>
      <text:p text:style-name="P4">Bellman-Ford: 960ms</text:p>
      <text:p text:style-name="P4"/>
      <text:p text:style-name="P4"/>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soft-page-break/>.........................................................................</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3">.........................................................................</text:p>
      <text:p text:style-name="P4">Kartan koko: 4672 solmua</text:p>
      <text:p text:style-name="P4">Dijkstra: 166ms</text:p>
      <text:p text:style-name="P4">A*: 471ms</text:p>
      <text:p text:style-name="P4">Bellman-Ford: 1143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ko Merioksa</meta:initial-creator>
    <meta:creation-date>2013-02-07T22:59:04.96</meta:creation-date>
    <dc:date>2013-02-13T21:47:17.18</dc:date>
    <dc:creator>Mikko Merioksa</dc:creator>
    <meta:editing-duration>PT03H31M52S</meta:editing-duration>
    <meta:editing-cycles>11</meta:editing-cycles>
    <meta:generator>OpenOffice.org/3.1$Win32 OpenOffice.org_project/310m11$Build-9399$CWS-l10nrel31</meta:generator>
    <meta:document-statistic meta:table-count="0" meta:image-count="0" meta:object-count="2" meta:page-count="16" meta:paragraph-count="757" meta:word-count="1041" meta:character-count="447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symbol-type="automatic" chart:connect-bars="false" chart:auto-position="true" chart:auto-size="true" chart:treat-empty-cells="leave-gap" chart:spline-order="3" chart:sort-by-x-values="false" chart:right-angled-axes="true"/>
    </style:style>
    <style:style style:name="ch5"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draw:stroke="solid" svg:stroke-width="0.088cm" svg:stroke-color="#004586" draw:fill-color="#004586" dr3d:edge-rounding="0%"/>
      <style:text-properties fo:font-size="6pt" style:font-size-asian="6pt" style:font-size-complex="6pt"/>
    </style:style>
    <style:style style:name="ch10" style:family="chart">
      <style:chart-properties chart:symbol-type="named-symbol" chart:symbol-name="diamond" chart:symbol-width="0.25cm" chart:symbol-height="0.25cm"/>
      <style:graphic-properties draw:stroke="solid" svg:stroke-width="0.088cm" svg:stroke-color="#ff420e" draw:fill-color="#ff420e" dr3d:edge-rounding="0%"/>
      <style:text-properties fo:font-size="6pt" style:font-size-asian="6pt" style:font-size-complex="6pt"/>
    </style:style>
    <style:style style:name="ch11" style:family="chart">
      <style:chart-properties chart:symbol-type="named-symbol" chart:symbol-name="arrow-down" chart:symbol-width="0.25cm" chart:symbol-height="0.25cm"/>
      <style:graphic-properties draw:stroke="solid" svg:stroke-width="0.088cm" svg:stroke-color="#ffd320" draw:fill-color="#ffd320" dr3d:edge-rounding="0%"/>
      <style:text-properties fo:font-size="6pt" style:font-size-asian="6pt" style:font-size-complex="6pt"/>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7.786cm" svg:height="13.31cm" chart:class="chart:line" chart:style-name="ch1">
        <chart:title svg:x="3.561cm" svg:y="0.267cm" chart:style-name="ch2">
          <text:p>Algoritmien tehokkuus suhteessa solmujen lukumäärään</text:p>
        </chart:title>
        <chart:legend chart:legend-position="end" svg:x="15.114cm" svg:y="5.92cm" chart:style-name="ch3"/>
        <chart:plot-area chart:style-name="ch4" chart:data-source-has-labels="both" svg:x="0.509cm" svg:y="1.036cm" svg:width="14.251cm" svg:height="11.677cm">
          <chart:axis chart:dimension="x" chart:name="primary-x" chart:style-name="ch5">
            <chart:title svg:x="6.426cm" svg:y="12.381cm" chart:style-name="ch6">
              <text:p>Kartan solmujen lkm</text:p>
            </chart:title>
            <chart:categories table:cell-range-address="local-table.$A$2:.$A$13"/>
          </chart:axis>
          <chart:axis chart:dimension="y" chart:name="primary-y" chart:style-name="ch5">
            <chart:title svg:x="0.356cm" svg:y="7.263cm" chart:style-name="ch7">
              <text:p>Aika (ms)</text:p>
            </chart:title>
            <chart:grid chart:style-name="ch8" chart:class="major"/>
          </chart:axis>
          <chart:series chart:style-name="ch9" chart:values-cell-range-address="local-table.$B$2:.$B$13" chart:label-cell-address="local-table.$B$1" chart:class="chart:line">
            <chart:data-point chart:repeated="12"/>
          </chart:series>
          <chart:series chart:style-name="ch10" chart:values-cell-range-address="local-table.$C$2:.$C$13" chart:label-cell-address="local-table.$C$1" chart:class="chart:line">
            <chart:data-point chart:repeated="12"/>
          </chart:series>
          <chart:series chart:style-name="ch11" chart:values-cell-range-address="local-table.$D$2:.$D$13" chart:label-cell-address="local-table.$D$1" chart:class="chart:line">
            <chart:data-point chart:repeated="1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text:p>
              </table:table-cell>
              <table:table-cell office:value-type="string">
                <text:p>Dijkstra</text:p>
              </table:table-cell>
              <table:table-cell office:value-type="string">
                <text:p>Bellman-Ford</text:p>
              </table:table-cell>
            </table:table-row>
          </table:table-header-rows>
          <table:table-rows>
            <table:table-row>
              <table:table-cell office:value-type="string">
                <text:p>108</text:p>
              </table:table-cell>
              <table:table-cell office:value-type="float" office:value="1">
                <text:p>1</text:p>
              </table:table-cell>
              <table:table-cell office:value-type="float" office:value="2">
                <text:p>2</text:p>
              </table:table-cell>
              <table:table-cell office:value-type="float" office:value="1">
                <text:p>1</text:p>
              </table:table-cell>
            </table:table-row>
            <table:table-row>
              <table:table-cell office:value-type="string">
                <text:p>117</text:p>
              </table:table-cell>
              <table:table-cell office:value-type="float" office:value="0">
                <text:p>0</text:p>
              </table:table-cell>
              <table:table-cell office:value-type="float" office:value="2">
                <text:p>2</text:p>
              </table:table-cell>
              <table:table-cell office:value-type="float" office:value="2">
                <text:p>2</text:p>
              </table:table-cell>
            </table:table-row>
            <table:table-row>
              <table:table-cell office:value-type="string">
                <text:p>252</text:p>
              </table:table-cell>
              <table:table-cell office:value-type="float" office:value="0">
                <text:p>0</text:p>
              </table:table-cell>
              <table:table-cell office:value-type="float" office:value="3">
                <text:p>3</text:p>
              </table:table-cell>
              <table:table-cell office:value-type="float" office:value="5">
                <text:p>5</text:p>
              </table:table-cell>
            </table:table-row>
            <table:table-row>
              <table:table-cell office:value-type="string">
                <text:p>437</text:p>
              </table:table-cell>
              <table:table-cell office:value-type="float" office:value="0">
                <text:p>0</text:p>
              </table:table-cell>
              <table:table-cell office:value-type="float" office:value="5">
                <text:p>5</text:p>
              </table:table-cell>
              <table:table-cell office:value-type="float" office:value="10">
                <text:p>10</text:p>
              </table:table-cell>
            </table:table-row>
            <table:table-row>
              <table:table-cell office:value-type="string">
                <text:p>560</text:p>
              </table:table-cell>
              <table:table-cell office:value-type="float" office:value="2">
                <text:p>2</text:p>
              </table:table-cell>
              <table:table-cell office:value-type="float" office:value="10">
                <text:p>10</text:p>
              </table:table-cell>
              <table:table-cell office:value-type="float" office:value="22">
                <text:p>22</text:p>
              </table:table-cell>
            </table:table-row>
            <table:table-row>
              <table:table-cell office:value-type="string">
                <text:p>560</text:p>
              </table:table-cell>
              <table:table-cell office:value-type="float" office:value="4">
                <text:p>4</text:p>
              </table:table-cell>
              <table:table-cell office:value-type="float" office:value="9">
                <text:p>9</text:p>
              </table:table-cell>
              <table:table-cell office:value-type="float" office:value="27">
                <text:p>27</text:p>
              </table:table-cell>
            </table:table-row>
            <table:table-row>
              <table:table-cell office:value-type="string">
                <text:p>672</text:p>
              </table:table-cell>
              <table:table-cell office:value-type="float" office:value="1">
                <text:p>1</text:p>
              </table:table-cell>
              <table:table-cell office:value-type="float" office:value="14">
                <text:p>14</text:p>
              </table:table-cell>
              <table:table-cell office:value-type="float" office:value="31">
                <text:p>31</text:p>
              </table:table-cell>
            </table:table-row>
            <table:table-row>
              <table:table-cell office:value-type="string">
                <text:p>957</text:p>
              </table:table-cell>
              <table:table-cell office:value-type="float" office:value="3">
                <text:p>3</text:p>
              </table:table-cell>
              <table:table-cell office:value-type="float" office:value="12">
                <text:p>12</text:p>
              </table:table-cell>
              <table:table-cell office:value-type="float" office:value="43">
                <text:p>43</text:p>
              </table:table-cell>
            </table:table-row>
            <table:table-row>
              <table:table-cell office:value-type="string">
                <text:p>1386</text:p>
              </table:table-cell>
              <table:table-cell office:value-type="float" office:value="12">
                <text:p>12</text:p>
              </table:table-cell>
              <table:table-cell office:value-type="float" office:value="24">
                <text:p>24</text:p>
              </table:table-cell>
              <table:table-cell office:value-type="float" office:value="110">
                <text:p>110</text:p>
              </table:table-cell>
            </table:table-row>
            <table:table-row>
              <table:table-cell office:value-type="string">
                <text:p>1820</text:p>
              </table:table-cell>
              <table:table-cell office:value-type="float" office:value="40">
                <text:p>40</text:p>
              </table:table-cell>
              <table:table-cell office:value-type="float" office:value="35">
                <text:p>35</text:p>
              </table:table-cell>
              <table:table-cell office:value-type="float" office:value="145">
                <text:p>145</text:p>
              </table:table-cell>
            </table:table-row>
            <table:table-row>
              <table:table-cell office:value-type="string">
                <text:p>2332</text:p>
              </table:table-cell>
              <table:table-cell office:value-type="float" office:value="7">
                <text:p>7</text:p>
              </table:table-cell>
              <table:table-cell office:value-type="float" office:value="28">
                <text:p>28</text:p>
              </table:table-cell>
              <table:table-cell office:value-type="float" office:value="240">
                <text:p>240</text:p>
              </table:table-cell>
            </table:table-row>
            <table:table-row>
              <table:table-cell office:value-type="string">
                <text:p>4672</text:p>
              </table:table-cell>
              <table:table-cell office:value-type="float" office:value="17">
                <text:p>17</text:p>
              </table:table-cell>
              <table:table-cell office:value-type="float" office:value="94">
                <text:p>94</text:p>
              </table:table-cell>
              <table:table-cell office:value-type="float" office:value="1037">
                <text:p>103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CWS-l10nrel3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symbol-type="automatic" chart:connect-bars="false" chart:auto-position="true" chart:auto-size="true" chart:treat-empty-cells="leave-gap" chart:spline-order="3" chart:sort-by-x-values="false" chart:right-angled-axes="true"/>
    </style:style>
    <style:style style:name="ch5"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draw:stroke="solid" svg:stroke-width="0.088cm" svg:stroke-color="#004586" draw:fill-color="#004586" dr3d:edge-rounding="0%"/>
      <style:text-properties fo:font-size="6pt" style:font-size-asian="6pt" style:font-size-complex="6pt"/>
    </style:style>
    <style:style style:name="ch10" style:family="chart">
      <style:chart-properties chart:symbol-type="named-symbol" chart:symbol-name="diamond" chart:symbol-width="0.25cm" chart:symbol-height="0.25cm"/>
      <style:graphic-properties draw:stroke="solid" svg:stroke-width="0.088cm" svg:stroke-color="#ff420e" draw:fill-color="#ff420e" dr3d:edge-rounding="0%"/>
      <style:text-properties fo:font-size="6pt" style:font-size-asian="6pt" style:font-size-complex="6pt"/>
    </style:style>
    <style:style style:name="ch11" style:family="chart">
      <style:chart-properties chart:symbol-type="named-symbol" chart:symbol-name="arrow-down" chart:symbol-width="0.25cm" chart:symbol-height="0.25cm"/>
      <style:graphic-properties draw:stroke="solid" svg:stroke-width="0.088cm" svg:stroke-color="#ffd320" draw:fill-color="#ffd320" dr3d:edge-rounding="0%"/>
      <style:text-properties fo:font-size="6pt" style:font-size-asian="6pt" style:font-size-complex="6pt"/>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6.416cm" svg:height="13.922cm" chart:class="chart:line" chart:style-name="ch1">
        <chart:title svg:x="2.81cm" svg:y="0.279cm" chart:style-name="ch2">
          <text:p>Algoritmien tehokkuus suhteessa käytävien lukumäärään</text:p>
        </chart:title>
        <chart:legend chart:legend-position="end" svg:x="13.771cm" svg:y="6.226cm" chart:style-name="ch3"/>
        <chart:plot-area chart:style-name="ch4" chart:data-source-has-labels="both" svg:x="0.455cm" svg:y="1.06cm" svg:width="12.989cm" svg:height="12.229cm">
          <chart:axis chart:dimension="x" chart:name="primary-x" chart:style-name="ch5">
            <chart:title svg:x="6.257cm" svg:y="12.969cm" chart:style-name="ch6">
              <text:p>Käytävien lkm</text:p>
            </chart:title>
            <chart:categories table:cell-range-address="local-table.$A$2:.$A$8"/>
          </chart:axis>
          <chart:axis chart:dimension="y" chart:name="primary-y" chart:style-name="ch5">
            <chart:title svg:x="0.329cm" svg:y="7.563cm" chart:style-name="ch7">
              <text:p>Aika (ms)</text:p>
            </chart:title>
            <chart:grid chart:style-name="ch8" chart:class="major"/>
          </chart:axis>
          <chart:series chart:style-name="ch9" chart:values-cell-range-address="local-table.$B$2:.$B$8" chart:label-cell-address="local-table.$B$1" chart:class="chart:line">
            <chart:data-point chart:repeated="7"/>
          </chart:series>
          <chart:series chart:style-name="ch10" chart:values-cell-range-address="local-table.$C$2:.$C$8" chart:label-cell-address="local-table.$C$1" chart:class="chart:line">
            <chart:data-point chart:repeated="7"/>
          </chart:series>
          <chart:series chart:style-name="ch11" chart:values-cell-range-address="local-table.$D$2:.$D$8" chart:label-cell-address="local-table.$D$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text:p>
              </table:table-cell>
              <table:table-cell office:value-type="string">
                <text:p>Dijkstra</text:p>
              </table:table-cell>
              <table:table-cell office:value-type="string">
                <text:p>Bellman-Ford</text:p>
              </table:table-cell>
            </table:table-row>
          </table:table-header-rows>
          <table:table-rows>
            <table:table-row>
              <table:table-cell office:value-type="string">
                <text:p>1</text:p>
              </table:table-cell>
              <table:table-cell office:value-type="float" office:value="17">
                <text:p>17</text:p>
              </table:table-cell>
              <table:table-cell office:value-type="float" office:value="94">
                <text:p>94</text:p>
              </table:table-cell>
              <table:table-cell office:value-type="float" office:value="1037">
                <text:p>1037</text:p>
              </table:table-cell>
            </table:table-row>
            <table:table-row>
              <table:table-cell office:value-type="string">
                <text:p>3</text:p>
              </table:table-cell>
              <table:table-cell office:value-type="float" office:value="35">
                <text:p>35</text:p>
              </table:table-cell>
              <table:table-cell office:value-type="float" office:value="107">
                <text:p>107</text:p>
              </table:table-cell>
              <table:table-cell office:value-type="float" office:value="973">
                <text:p>973</text:p>
              </table:table-cell>
            </table:table-row>
            <table:table-row>
              <table:table-cell office:value-type="string">
                <text:p>4</text:p>
              </table:table-cell>
              <table:table-cell office:value-type="float" office:value="33">
                <text:p>33</text:p>
              </table:table-cell>
              <table:table-cell office:value-type="float" office:value="102">
                <text:p>102</text:p>
              </table:table-cell>
              <table:table-cell office:value-type="float" office:value="962">
                <text:p>962</text:p>
              </table:table-cell>
            </table:table-row>
            <table:table-row>
              <table:table-cell office:value-type="string">
                <text:p>7</text:p>
              </table:table-cell>
              <table:table-cell office:value-type="float" office:value="57">
                <text:p>57</text:p>
              </table:table-cell>
              <table:table-cell office:value-type="float" office:value="91">
                <text:p>91</text:p>
              </table:table-cell>
              <table:table-cell office:value-type="float" office:value="1063">
                <text:p>1063</text:p>
              </table:table-cell>
            </table:table-row>
            <table:table-row>
              <table:table-cell office:value-type="string">
                <text:p>13</text:p>
              </table:table-cell>
              <table:table-cell office:value-type="float" office:value="133">
                <text:p>133</text:p>
              </table:table-cell>
              <table:table-cell office:value-type="float" office:value="88">
                <text:p>88</text:p>
              </table:table-cell>
              <table:table-cell office:value-type="float" office:value="1146">
                <text:p>1146</text:p>
              </table:table-cell>
            </table:table-row>
            <table:table-row>
              <table:table-cell office:value-type="string">
                <text:p>24</text:p>
              </table:table-cell>
              <table:table-cell office:value-type="float" office:value="180">
                <text:p>180</text:p>
              </table:table-cell>
              <table:table-cell office:value-type="float" office:value="108">
                <text:p>108</text:p>
              </table:table-cell>
              <table:table-cell office:value-type="float" office:value="960">
                <text:p>960</text:p>
              </table:table-cell>
            </table:table-row>
            <table:table-row>
              <table:table-cell office:value-type="string">
                <text:p>32</text:p>
              </table:table-cell>
              <table:table-cell office:value-type="float" office:value="471">
                <text:p>471</text:p>
              </table:table-cell>
              <table:table-cell office:value-type="float" office:value="166">
                <text:p>166</text:p>
              </table:table-cell>
              <table:table-cell office:value-type="float" office:value="1143">
                <text:p>114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CWS-l10nrel3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